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mariarogo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USER</dc:creator>
    <meta:creation-date>2021-01-28T09:15:00Z</meta:creation-date>
    <dc:date>2021-05-09T21:03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1" meta:character-count="76" meta:row-count="1" meta:non-whitespace-character-count="66"/>
  </office:meta>
</office:document-meta>
</file>